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0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0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73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 table:formula="of:=[.B3]+[.C3]" office:value-type="float" office:value="3" calcext:value-type="float">
            <text:p>3</text:p>
          </table:table-cell>
          <table:table-cell table:style-name="ce42" table:formula="of:=[.D3]/[.$D$12]" office:value-type="percentage" office:value="0.00404858299595142" calcext:value-type="percentage">
            <text:p>0,4%</text:p>
          </table:table-cell>
          <table:table-cell table:style-name="ce48" table:formula="of:=[.E3]" office:value-type="percentage" office:value="0.00404858299595142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40" calcext:value-type="float">
            <text:p>40</text:p>
          </table:table-cell>
          <table:table-cell table:style-name="ce30" office:value-type="float" office:value="33" calcext:value-type="float">
            <text:p>33</text:p>
          </table:table-cell>
          <table:table-cell table:style-name="ce35" table:formula="of:=[.B4]+[.C4]" office:value-type="float" office:value="73" calcext:value-type="float">
            <text:p>73</text:p>
          </table:table-cell>
          <table:table-cell table:style-name="ce42" table:formula="of:=[.D4]/[.$D$12]" office:value-type="percentage" office:value="0.0985155195681512" calcext:value-type="percentage">
            <text:p>9,9%</text:p>
          </table:table-cell>
          <table:table-cell table:style-name="ce49" table:formula="of:=[.F3]+[.E4]" office:value-type="percentage" office:value="0.102564102564103" calcext:value-type="percentage">
            <text:p>1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39" calcext:value-type="float">
            <text:p>39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formula="of:=[.B5]+[.C5]" office:value-type="float" office:value="78" calcext:value-type="float">
            <text:p>78</text:p>
          </table:table-cell>
          <table:table-cell table:style-name="ce42" table:formula="of:=[.D5]/[.$D$12]" office:value-type="percentage" office:value="0.105263157894737" calcext:value-type="percentage">
            <text:p>10,5%</text:p>
          </table:table-cell>
          <table:table-cell table:style-name="ce48" table:formula="of:=[.F4]+[.E5]" office:value-type="percentage" office:value="0.207827260458839" calcext:value-type="percentage">
            <text:p>2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44" calcext:value-type="float">
            <text:p>44</text:p>
          </table:table-cell>
          <table:table-cell table:style-name="ce30" office:value-type="float" office:value="55" calcext:value-type="float">
            <text:p>55</text:p>
          </table:table-cell>
          <table:table-cell table:style-name="ce35" table:formula="of:=[.B6]+[.C6]" office:value-type="float" office:value="99" calcext:value-type="float">
            <text:p>99</text:p>
          </table:table-cell>
          <table:table-cell table:style-name="ce42" table:formula="of:=[.D6]/[.$D$12]" office:value-type="percentage" office:value="0.133603238866397" calcext:value-type="percentage">
            <text:p>13,4%</text:p>
          </table:table-cell>
          <table:table-cell table:style-name="ce50" table:formula="of:=[.F5]+[.E6]" office:value-type="percentage" office:value="0.341430499325236" calcext:value-type="percentage">
            <text:p>3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51" calcext:value-type="float">
            <text:p>51</text:p>
          </table:table-cell>
          <table:table-cell table:style-name="ce30" office:value-type="float" office:value="67" calcext:value-type="float">
            <text:p>67</text:p>
          </table:table-cell>
          <table:table-cell table:style-name="ce35" table:formula="of:=[.B7]+[.C7]" office:value-type="float" office:value="118" calcext:value-type="float">
            <text:p>118</text:p>
          </table:table-cell>
          <table:table-cell table:style-name="ce42" table:formula="of:=[.D7]/[.$D$12]" office:value-type="percentage" office:value="0.159244264507422" calcext:value-type="percentage">
            <text:p>15,9%</text:p>
          </table:table-cell>
          <table:table-cell table:style-name="ce50" table:formula="of:=[.F6]+[.E7]" office:value-type="percentage" office:value="0.500674763832659" calcext:value-type="percentage">
            <text:p>5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57" calcext:value-type="float">
            <text:p>57</text:p>
          </table:table-cell>
          <table:table-cell table:style-name="ce30" office:value-type="float" office:value="75" calcext:value-type="float">
            <text:p>75</text:p>
          </table:table-cell>
          <table:table-cell table:style-name="ce35" table:formula="of:=[.B8]+[.C8]" office:value-type="float" office:value="132" calcext:value-type="float">
            <text:p>132</text:p>
          </table:table-cell>
          <table:table-cell table:style-name="ce42" table:formula="of:=[.D8]/[.$D$12]" office:value-type="percentage" office:value="0.178137651821862" calcext:value-type="percentage">
            <text:p>17,8%</text:p>
          </table:table-cell>
          <table:table-cell table:style-name="ce48" table:formula="of:=[.F7]+[.E8]" office:value-type="percentage" office:value="0.678812415654521" calcext:value-type="percentage">
            <text:p>6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55" calcext:value-type="float">
            <text:p>55</text:p>
          </table:table-cell>
          <table:table-cell table:style-name="ce30" office:value-type="float" office:value="61" calcext:value-type="float">
            <text:p>61</text:p>
          </table:table-cell>
          <table:table-cell table:style-name="ce35" table:formula="of:=[.B9]+[.C9]" office:value-type="float" office:value="116" calcext:value-type="float">
            <text:p>116</text:p>
          </table:table-cell>
          <table:table-cell table:style-name="ce42" table:formula="of:=[.D9]/[.$D$12]" office:value-type="percentage" office:value="0.156545209176788" calcext:value-type="percentage">
            <text:p>15,7%</text:p>
          </table:table-cell>
          <table:table-cell table:style-name="ce48" table:formula="of:=[.F8]+[.E9]" office:value-type="percentage" office:value="0.835357624831309" calcext:value-type="percentage">
            <text:p>8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18" calcext:value-type="float">
            <text:p>18</text:p>
          </table:table-cell>
          <table:table-cell table:style-name="ce30" office:value-type="float" office:value="36" calcext:value-type="float">
            <text:p>36</text:p>
          </table:table-cell>
          <table:table-cell table:style-name="ce35" table:formula="of:=[.B10]+[.C10]" office:value-type="float" office:value="54" calcext:value-type="float">
            <text:p>54</text:p>
          </table:table-cell>
          <table:table-cell table:style-name="ce42" table:formula="of:=[.D10]/[.$D$12]" office:value-type="percentage" office:value="0.0728744939271255" calcext:value-type="percentage">
            <text:p>7,3%</text:p>
          </table:table-cell>
          <table:table-cell table:style-name="ce48" table:formula="of:=[.F9]+[.E10]" office:value-type="percentage" office:value="0.908232118758435" calcext:value-type="percentage">
            <text:p>9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31" calcext:value-type="float">
            <text:p>31</text:p>
          </table:table-cell>
          <table:table-cell table:style-name="ce30" office:value-type="float" office:value="37" calcext:value-type="float">
            <text:p>37</text:p>
          </table:table-cell>
          <table:table-cell table:style-name="ce35" table:formula="of:=[.B11]+[.C11]" office:value-type="float" office:value="68" calcext:value-type="float">
            <text:p>68</text:p>
          </table:table-cell>
          <table:table-cell table:style-name="ce43" table:formula="of:=[.D11]/[.$D$12]" office:value-type="percentage" office:value="0.0917678812415655" calcext:value-type="percentage">
            <text:p>9,2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337" calcext:value-type="float">
            <text:p>337</text:p>
          </table:table-cell>
          <table:table-cell table:style-name="ce21" table:formula="of:=SUM([.C3:.C11])" office:value-type="float" office:value="404" calcext:value-type="float">
            <text:p>404</text:p>
          </table:table-cell>
          <table:table-cell table:style-name="ce36" table:formula="of:=SUM([.D3:.D11])"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2" table:formula="of:=[.B12]/[.D12]" office:value-type="percentage" office:value="0.454790823211876" calcext:value-type="percentage">
            <text:p>45 %</text:p>
          </table:table-cell>
          <table:table-cell table:style-name="ce22" table:formula="of:=[.C12]/[.D12]" office:value-type="percentage" office:value="0.545209176788124" calcext:value-type="percentage">
            <text:p>55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21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8" office:value-type="string" calcext:value-type="string" table:number-columns-spanned="3" table:number-rows-spanned="1">
            <text:p>LETALIDAD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8" office:value-type="float" office:value="192" calcext:value-type="float">
            <text:p>192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524" calcext:value-type="float">
            <text:p>524</text:p>
          </table:table-cell>
          <table:table-cell table:style-name="ce38" office:value-type="float" office:value="21" calcext:value-type="float">
            <text:p>21</text:p>
          </table:table-cell>
          <table:table-cell table:style-name="ce45" table:formula="of:=SUM([.A18:.D18])" office:value-type="float" office:value="814" calcext:value-type="float">
            <text:p>814</text:p>
          </table:table-cell>
          <table:table-cell/>
          <table:table-cell table:style-name="ce69" office:value-type="percentage" office:value="0.029" calcext:value-type="percentage" table:number-columns-spanned="3" table:number-rows-spanned="1">
            <text:p>2,90 %</text:p>
          </table:table-cell>
          <table:covered-table-cell table:style-name="ce87"/>
          <table:covered-table-cell table:style-name="ce104"/>
          <table:table-cell/>
        </table:table-row>
        <table:table-row table:style-name="ro2">
          <table:table-cell table:style-name="ce9" table:formula="of:=[.A18]/[.$E$18]" office:value-type="percentage" office:value="0.235872235872236" calcext:value-type="percentage">
            <text:p>23,6%</text:p>
          </table:table-cell>
          <table:table-cell table:style-name="ce9" table:formula="of:=[.B18]/[.$E$18]" office:value-type="percentage" office:value="0.0945945945945946" calcext:value-type="percentage">
            <text:p>9,5%</text:p>
          </table:table-cell>
          <table:table-cell table:style-name="ce9" table:formula="of:=[.C18]/[.$E$18]" office:value-type="percentage" office:value="0.643734643734644" calcext:value-type="percentage">
            <text:p>64,4%</text:p>
          </table:table-cell>
          <table:table-cell table:style-name="ce9" table:formula="of:=[.D18]/[.$E$18]" office:value-type="percentage" office:value="0.0257985257985258" calcext:value-type="percentage">
            <text:p>2,6%</text:p>
          </table:table-cell>
          <table:table-cell table:style-name="ce24"/>
          <table:table-cell table:number-columns-repeated="5"/>
        </table:table-row>
        <table:table-row table:style-name="ro2">
          <table:table-cell table:number-columns-repeated="6"/>
          <table:table-cell table:style-name="ce68" office:value-type="string" calcext:value-type="string" table:number-columns-spanned="3" table:number-rows-spanned="1">
            <text:p>MORTALIDAD/10.000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10" office:value-type="string" calcext:value-type="string">
            <text:p>Distribución por síntomas: en 16 casos confirmados no ha sido posible identificar la existencia o no de sintomatología</text:p>
          </table:table-cell>
          <table:table-cell table:number-columns-repeated="5"/>
          <table:table-cell table:style-name="ce70" office:value-type="float" office:value="13.3" calcext:value-type="float" table:number-columns-spanned="3" table:number-rows-spanned="1">
            <text:p>13,30</text:p>
          </table:table-cell>
          <table:covered-table-cell table:style-name="ce88"/>
          <table:covered-table-cell table:style-name="ce105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379" calcext:value-type="float">
            <text:p>379</text:p>
          </table:table-cell>
          <table:table-cell table:style-name="ce31" table:formula="of:=[.B22]/([.B22]+[.B23])" office:value-type="percentage" office:value="0.476729559748428" calcext:value-type="percentage">
            <text:p>48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416" calcext:value-type="float">
            <text:p>416</text:p>
          </table:table-cell>
          <table:table-cell table:style-name="ce32" table:formula="of:=[.B23]/([.B22]+[.B23])" office:value-type="percentage" office:value="0.523270440251572" calcext:value-type="percentage">
            <text:p>52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55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55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30" calcext:value-type="float">
            <text:p>30</text:p>
          </table:table-cell>
          <table:table-cell table:style-name="ce33" table:formula="of:=[.B28]/[.$B$125]" office:value-type="percentage" office:value="0.0368550368550369" calcext:value-type="percentage">
            <text:p>3,69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</text:p>
          </table:table-cell>
          <table:table-cell table:style-name="ce71" office:value-type="float" office:value="210" calcext:value-type="float">
            <text:p>210</text:p>
          </table:table-cell>
          <table:table-cell table:style-name="ce89" table:formula="of:=[.G28]/[.$E$18]" office:value-type="percentage" office:value="0.257985257985258" calcext:value-type="percentage">
            <text:p>25,80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29]/[.$B$125]" office:value-type="percentage" office:value="0.0319410319410319" calcext:value-type="percentage">
            <text:p>3,19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ZARAGOZA I</text:p>
          </table:table-cell>
          <table:table-cell table:style-name="ce72" office:value-type="float" office:value="131" calcext:value-type="float">
            <text:p>131</text:p>
          </table:table-cell>
          <table:table-cell table:style-name="ce90" table:formula="of:=[.G29]/[.$E$18]" office:value-type="percentage" office:value="0.160933660933661" calcext:value-type="percentage">
            <text:p>16,09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0]/[.$B$125]" office:value-type="percentage" office:value="0.0282555282555283" calcext:value-type="percentage">
            <text:p>2,83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73" office:value-type="float" office:value="129" calcext:value-type="float">
            <text:p>129</text:p>
          </table:table-cell>
          <table:table-cell table:style-name="ce91" table:formula="of:=[.G30]/[.$E$18]" office:value-type="percentage" office:value="0.158476658476658" calcext:value-type="percentage">
            <text:p>15,85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1]/[.$B$125]" office:value-type="percentage" office:value="0.027027027027027" calcext:value-type="percentage">
            <text:p>2,70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BARBASTRO</text:p>
          </table:table-cell>
          <table:table-cell table:style-name="ce74" office:value-type="float" office:value="103" calcext:value-type="float">
            <text:p>103</text:p>
          </table:table-cell>
          <table:table-cell table:style-name="ce92" table:formula="of:=[.G31]/[.$E$18]" office:value-type="percentage" office:value="0.126535626535627" calcext:value-type="percentage">
            <text:p>12,65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2]/[.$B$125]" office:value-type="percentage" office:value="0.027027027027027" calcext:value-type="percentage">
            <text:p>2,70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HUESCA</text:p>
          </table:table-cell>
          <table:table-cell table:style-name="ce75" office:value-type="float" office:value="83" calcext:value-type="float">
            <text:p>83</text:p>
          </table:table-cell>
          <table:table-cell table:style-name="ce93" table:formula="of:=[.G32]/[.$E$18]" office:value-type="percentage" office:value="0.101965601965602" calcext:value-type="percentage">
            <text:p>10,20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3]/[.$B$125]" office:value-type="percentage" office:value="0.027027027027027" calcext:value-type="percentage">
            <text:p>2,70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TERUEL</text:p>
          </table:table-cell>
          <table:table-cell table:style-name="ce76" office:value-type="float" office:value="44" calcext:value-type="float">
            <text:p>44</text:p>
          </table:table-cell>
          <table:table-cell table:style-name="ce94" table:formula="of:=[.G33]/[.$E$18]" office:value-type="percentage" office:value="0.0540540540540541" calcext:value-type="percentage">
            <text:p>5,41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34]/[.$B$125]" office:value-type="percentage" office:value="0.0257985257985258" calcext:value-type="percentage">
            <text:p>2,58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ALCAÑIZ</text:p>
          </table:table-cell>
          <table:table-cell table:style-name="ce77" office:value-type="float" office:value="38" calcext:value-type="float">
            <text:p>38</text:p>
          </table:table-cell>
          <table:table-cell table:style-name="ce95" table:formula="of:=[.G34]/[.$E$18]" office:value-type="percentage" office:value="0.0466830466830467" calcext:value-type="percentage">
            <text:p>4,67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35]/[.$B$125]" office:value-type="percentage" office:value="0.0233415233415233" calcext:value-type="percentage">
            <text:p>2,33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CALATAYUD</text:p>
          </table:table-cell>
          <table:table-cell table:style-name="ce78" office:value-type="float" office:value="21" calcext:value-type="float">
            <text:p>21</text:p>
          </table:table-cell>
          <table:table-cell table:style-name="ce96" table:formula="of:=[.G35]/[.$E$18]" office:value-type="percentage" office:value="0.0257985257985258" calcext:value-type="percentage">
            <text:p>2,58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36]/[.$B$125]" office:value-type="percentage" office:value="0.0208845208845209" calcext:value-type="percentage">
            <text:p>2,09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79" office:value-type="float" office:value="55" calcext:value-type="float">
            <text:p>55</text:p>
          </table:table-cell>
          <table:table-cell table:style-name="ce97" table:formula="of:=[.G36]/[.$E$18]" office:value-type="percentage" office:value="0.0675675675675676" calcext:value-type="percentage">
            <text:p>6,76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37]/[.$B$125]" office:value-type="percentage" office:value="0.0196560196560197" calcext:value-type="percentage">
            <text:p>1,97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0" table:formula="of:=SUM([.G28:.G36])" office:value-type="float" office:value="814" calcext:value-type="float">
            <text:p>814</text:p>
          </table:table-cell>
          <table:table-cell table:style-name="ce98"/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38]/[.$B$125]" office:value-type="percentage" office:value="0.0184275184275184" calcext:value-type="percentage">
            <text:p>1,84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39]/[.$B$125]" office:value-type="percentage" office:value="0.0184275184275184" calcext:value-type="percentage">
            <text:p>1,84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0]/[.$B$125]" office:value-type="percentage" office:value="0.0171990171990172" calcext:value-type="percentage">
            <text:p>1,72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8" table:number-columns-repeated="2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1]/[.$B$125]" office:value-type="percentage" office:value="0.0171990171990172" calcext:value-type="percentage">
            <text:p>1,72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2]/[.$B$125]" office:value-type="percentage" office:value="0.0171990171990172" calcext:value-type="percentage">
            <text:p>1,72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3]/[.$B$125]" office:value-type="percentage" office:value="0.015970515970516" calcext:value-type="percentage">
            <text:p>1,60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4]/[.$B$125]" office:value-type="percentage" office:value="0.015970515970516" calcext:value-type="percentage">
            <text:p>1,60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1" office:value-type="float" office:value="375" calcext:value-type="float">
            <text:p>375</text:p>
          </table:table-cell>
          <table:table-cell table:style-name="ce99" table:formula="of:=[.G44]/[.$B$125]" office:value-type="percentage" office:value="0.460687960687961" calcext:value-type="percentage">
            <text:p>46,0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5]/[.$B$125]" office:value-type="percentage" office:value="0.015970515970516" calcext:value-type="percentage">
            <text:p>1,60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Utebo</text:p>
          </table:table-cell>
          <table:table-cell table:style-name="ce82" office:value-type="float" office:value="5" calcext:value-type="float">
            <text:p>5</text:p>
          </table:table-cell>
          <table:table-cell table:style-name="ce100" table:formula="of:=[.G45]/[.$B$125]" office:value-type="percentage" office:value="0.00614250614250614" calcext:value-type="percentage">
            <text:p>0,61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6]/[.$B$125]" office:value-type="percentage" office:value="0.015970515970516" calcext:value-type="percentage">
            <text:p>1,60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Barbastro</text:p>
          </table:table-cell>
          <table:table-cell table:style-name="ce83" office:value-type="float" office:value="22" calcext:value-type="float">
            <text:p>22</text:p>
          </table:table-cell>
          <table:table-cell table:style-name="ce101" table:formula="of:=[.G46]/[.$B$125]" office:value-type="percentage" office:value="0.027027027027027" calcext:value-type="percentage">
            <text:p>2,7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7]/[.$B$125]" office:value-type="percentage" office:value="0.0147420147420147" calcext:value-type="percentage">
            <text:p>1,47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Monzón</text:p>
          </table:table-cell>
          <table:table-cell table:style-name="ce82" office:value-type="float" office:value="12" calcext:value-type="float">
            <text:p>12</text:p>
          </table:table-cell>
          <table:table-cell table:style-name="ce100" table:formula="of:=[.G47]/[.$B$125]" office:value-type="percentage" office:value="0.0147420147420147" calcext:value-type="percentage">
            <text:p>1,4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8]/[.$B$125]" office:value-type="percentage" office:value="0.0147420147420147" calcext:value-type="percentage">
            <text:p>1,47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Calatayud</text:p>
          </table:table-cell>
          <table:table-cell table:style-name="ce83" office:value-type="float" office:value="9" calcext:value-type="float">
            <text:p>9</text:p>
          </table:table-cell>
          <table:table-cell table:style-name="ce101" table:formula="of:=[.G48]/[.$B$125]" office:value-type="percentage" office:value="0.0110565110565111" calcext:value-type="percentage">
            <text:p>1,11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9]/[.$B$125]" office:value-type="percentage" office:value="0.0147420147420147" calcext:value-type="percentage">
            <text:p>1,47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Tarazona</text:p>
          </table:table-cell>
          <table:table-cell table:style-name="ce82" office:value-type="float" office:value="4" calcext:value-type="float">
            <text:p>4</text:p>
          </table:table-cell>
          <table:table-cell table:style-name="ce100" table:formula="of:=[.G49]/[.$B$125]" office:value-type="percentage" office:value="0.00491400491400491" calcext:value-type="percentage">
            <text:p>0,4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0]/[.$B$125]" office:value-type="percentage" office:value="0.0147420147420147" calcext:value-type="percentage">
            <text:p>1,47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Fraga</text:p>
          </table:table-cell>
          <table:table-cell table:style-name="ce83" office:value-type="float" office:value="26" calcext:value-type="float">
            <text:p>26</text:p>
          </table:table-cell>
          <table:table-cell table:style-name="ce101" table:formula="of:=[.G50]/[.$B$125]" office:value-type="percentage" office:value="0.0319410319410319" calcext:value-type="percentage">
            <text:p>3,1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1]/[.$B$125]" office:value-type="percentage" office:value="0.0135135135135135" calcext:value-type="percentage">
            <text:p>1,35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Huesca</text:p>
          </table:table-cell>
          <table:table-cell table:style-name="ce82" office:value-type="float" office:value="35" calcext:value-type="float">
            <text:p>35</text:p>
          </table:table-cell>
          <table:table-cell table:style-name="ce100" table:formula="of:=[.G51]/[.$B$125]" office:value-type="percentage" office:value="0.042997542997543" calcext:value-type="percentage">
            <text:p>4,30 %</text:p>
          </table:table-cell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2]/[.$B$125]" office:value-type="percentage" office:value="0.0135135135135135" calcext:value-type="percentage">
            <text:p>1,35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Teruel</text:p>
          </table:table-cell>
          <table:table-cell table:style-name="ce83" office:value-type="float" office:value="20" calcext:value-type="float">
            <text:p>20</text:p>
          </table:table-cell>
          <table:table-cell table:style-name="ce101" table:formula="of:=[.G52]/[.$B$125]" office:value-type="percentage" office:value="0.0245700245700246" calcext:value-type="percentage">
            <text:p>2,4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3]/[.$B$125]" office:value-type="percentage" office:value="0.0135135135135135" calcext:value-type="percentage">
            <text:p>1,35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4" office:value-type="string" calcext:value-type="string">
            <text:p>Ejea de los Caballeros</text:p>
          </table:table-cell>
          <table:table-cell table:style-name="ce82" office:value-type="float" office:value="11" calcext:value-type="float">
            <text:p>11</text:p>
          </table:table-cell>
          <table:table-cell table:style-name="ce100" table:formula="of:=[.G53]/[.$B$125]" office:value-type="percentage" office:value="0.0135135135135135" calcext:value-type="percentage">
            <text:p>1,3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4]/[.$B$125]" office:value-type="percentage" office:value="0.0135135135135135" calcext:value-type="percentage">
            <text:p>1,35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Cuarte de Huerva</text:p>
          </table:table-cell>
          <table:table-cell table:style-name="ce83" office:value-type="float" office:value="8" calcext:value-type="float">
            <text:p>8</text:p>
          </table:table-cell>
          <table:table-cell table:style-name="ce101" table:formula="of:=[.G54]/[.$B$125]" office:value-type="percentage" office:value="0.00982800982800983" calcext:value-type="percentage">
            <text:p>0,98 %</text:p>
          </table:table-cell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5]/[.$B$125]" office:value-type="percentage" office:value="0.0122850122850123" calcext:value-type="percentage">
            <text:p>1,23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Alcañiz</text:p>
          </table:table-cell>
          <table:table-cell table:style-name="ce82" office:value-type="float" office:value="1" calcext:value-type="float">
            <text:p>1</text:p>
          </table:table-cell>
          <table:table-cell table:style-name="ce100" table:formula="of:=[.G55]/[.$B$125]" office:value-type="percentage" office:value="0.00122850122850123" calcext:value-type="percentage">
            <text:p>0,1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6]/[.$B$125]" office:value-type="percentage" office:value="0.0122850122850123" calcext:value-type="percentage">
            <text:p>1,23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Jaca</text:p>
          </table:table-cell>
          <table:table-cell table:style-name="ce83" office:value-type="float" office:value="11" calcext:value-type="float">
            <text:p>11</text:p>
          </table:table-cell>
          <table:table-cell table:style-name="ce101" table:formula="of:=[.G56]/[.$B$125]" office:value-type="percentage" office:value="0.0135135135135135" calcext:value-type="percentage">
            <text:p>1,3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7]/[.$B$125]" office:value-type="percentage" office:value="0.0122850122850123" calcext:value-type="percentage">
            <text:p>1,23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84" table:formula="of:=SUM([.G44:.G56])" office:value-type="float" office:value="539" calcext:value-type="float">
            <text:p>539</text:p>
          </table:table-cell>
          <table:table-cell table:style-name="ce102" table:formula="of:=[.G57]/[.B125]" office:value-type="percentage" office:value="0.662162162162162" calcext:value-type="percentage">
            <text:p>66,2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8]/[.$B$125]" office:value-type="percentage" office:value="0.0122850122850123" calcext:value-type="percentage">
            <text:p>1,23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9]/[.$B$125]" office:value-type="percentage" office:value="0.0122850122850123" calcext:value-type="percentage">
            <text:p>1,23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Arrabal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0]/[.$B$125]" office:value-type="percentage" office:value="0.0110565110565111" calcext:value-type="percentage">
            <text:p>1,11 %</text:p>
          </table:table-cell>
          <table:table-cell table:style-name="ce40" office:value-type="float" office:value="33" calcext:value-type="float">
            <text:p>33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Calatayud Urban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1]/[.$B$125]" office:value-type="percentage" office:value="0.0110565110565111" calcext:value-type="percentage">
            <text:p>1,11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Delicias Su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2]/[.$B$125]" office:value-type="percentage" office:value="0.0110565110565111" calcext:value-type="percentage">
            <text:p>1,11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Capital Nº 3 (Pirineos)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3]/[.$B$125]" office:value-type="percentage" office:value="0.0110565110565111" calcext:value-type="percentage">
            <text:p>1,11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rrobres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4]/[.$B$125]" office:value-type="percentage" office:value="0.0110565110565111" calcext:value-type="percentage">
            <text:p>1,11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5]/[.$B$125]" office:value-type="percentage" office:value="0.00982800982800983" calcext:value-type="percentage">
            <text:p>0,98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lluec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6]/[.$B$125]" office:value-type="percentage" office:value="0.00982800982800983" calcext:value-type="percentage">
            <text:p>0,98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Oes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7]/[.$B$125]" office:value-type="percentage" office:value="0.0085995085995086" calcext:value-type="percentage">
            <text:p>0,86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8]/[.$B$125]" office:value-type="percentage" office:value="0.0085995085995086" calcext:value-type="percentage">
            <text:p>0,86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9]/[.$B$125]" office:value-type="percentage" office:value="0.0085995085995086" calcext:value-type="percentage">
            <text:p>0,86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venida Cataluñ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0]/[.$B$125]" office:value-type="percentage" office:value="0.0085995085995086" calcext:value-type="percentage">
            <text:p>0,86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orj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1]/[.$B$125]" office:value-type="percentage" office:value="0.0085995085995086" calcext:value-type="percentage">
            <text:p>0,86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Delicias Nor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2]/[.$B$125]" office:value-type="percentage" office:value="0.0085995085995086" calcext:value-type="percentage">
            <text:p>0,86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3]/[.$B$125]" office:value-type="percentage" office:value="0.0085995085995086" calcext:value-type="percentage">
            <text:p>0,86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4]/[.$B$125]" office:value-type="percentage" office:value="0.0085995085995086" calcext:value-type="percentage">
            <text:p>0,86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5"/>
          <table:table-cell table:number-columns-repeated="3"/>
        </table:table-row>
        <table:table-row table:style-name="ro2">
          <table:table-cell table:style-name="ce15" office:value-type="string" calcext:value-type="string">
            <text:p>San José Nor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5]/[.$B$125]" office:value-type="percentage" office:value="0.0085995085995086" calcext:value-type="percentage">
            <text:p>0,86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Utebo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6]/[.$B$125]" office:value-type="percentage" office:value="0.0085995085995086" calcext:value-type="percentage">
            <text:p>0,86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7]/[.$B$125]" office:value-type="percentage" office:value="0.00737100737100737" calcext:value-type="percentage">
            <text:p>0,74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omareda - Seminario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8]/[.$B$125]" office:value-type="percentage" office:value="0.00737100737100737" calcext:value-type="percentage">
            <text:p>0,74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oris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9]/[.$B$125]" office:value-type="percentage" office:value="0.00614250614250614" calcext:value-type="percentage">
            <text:p>0,61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iescas-Valle De Te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0]/[.$B$125]" office:value-type="percentage" office:value="0.00614250614250614" calcext:value-type="percentage">
            <text:p>0,61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ñén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1]/[.$B$125]" office:value-type="percentage" office:value="0.00614250614250614" calcext:value-type="percentage">
            <text:p>0,61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iralbueno-Garrapinillo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2]/[.$B$125]" office:value-type="percentage" office:value="0.00614250614250614" calcext:value-type="percentage">
            <text:p>0,61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3]/[.$B$125]" office:value-type="percentage" office:value="0.00614250614250614" calcext:value-type="percentage">
            <text:p>0,61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Utrilla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4]/[.$B$125]" office:value-type="percentage" office:value="0.00614250614250614" calcext:value-type="percentage">
            <text:p>0,61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fierro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5]/[.$B$125]" office:value-type="percentage" office:value="0.00614250614250614" calcext:value-type="percentage">
            <text:p>0,61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6]/[.$B$125]" office:value-type="percentage" office:value="0.00614250614250614" calcext:value-type="percentage">
            <text:p>0,61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7]/[.$B$125]" office:value-type="percentage" office:value="0.00491400491400491" calcext:value-type="percentage">
            <text:p>0,49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mudéva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8]/[.$B$125]" office:value-type="percentage" office:value="0.00491400491400491" calcext:value-type="percentage">
            <text:p>0,49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9]/[.$B$125]" office:value-type="percentage" office:value="0.00491400491400491" calcext:value-type="percentage">
            <text:p>0,49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pe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0]/[.$B$125]" office:value-type="percentage" office:value="0.00491400491400491" calcext:value-type="percentage">
            <text:p>0,49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1]/[.$B$125]" office:value-type="percentage" office:value="0.00491400491400491" calcext:value-type="percentage">
            <text:p>0,49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real del Camp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2]/[.$B$125]" office:value-type="percentage" office:value="0.00491400491400491" calcext:value-type="percentage">
            <text:p>0,49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 José Centr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3]/[.$B$125]" office:value-type="percentage" office:value="0.00491400491400491" calcext:value-type="percentage">
            <text:p>0,49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uste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4]/[.$B$125]" office:value-type="percentage" office:value="0.00491400491400491" calcext:value-type="percentage">
            <text:p>0,49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eruel Ensanche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5]/[.$B$125]" office:value-type="percentage" office:value="0.00491400491400491" calcext:value-type="percentage">
            <text:p>0,49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6]/[.$B$125]" office:value-type="percentage" office:value="0.00368550368550369" calcext:value-type="percentage">
            <text:p>0,37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erbeg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7]/[.$B$125]" office:value-type="percentage" office:value="0.00368550368550369" calcext:value-type="percentage">
            <text:p>0,37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ceite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8]/[.$B$125]" office:value-type="percentage" office:value="0.00368550368550369" calcext:value-type="percentage">
            <text:p>0,37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nd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9]/[.$B$125]" office:value-type="percentage" office:value="0.00368550368550369" calcext:value-type="percentage">
            <text:p>0,37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Épil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0]/[.$B$125]" office:value-type="percentage" office:value="0.00368550368550369" calcext:value-type="percentage">
            <text:p>0,37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1]/[.$B$125]" office:value-type="percentage" office:value="0.00368550368550369" calcext:value-type="percentage">
            <text:p>0,37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ta Eulalia del Camp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2]/[.$B$125]" office:value-type="percentage" office:value="0.00368550368550369" calcext:value-type="percentage">
            <text:p>0,37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rrión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3]/[.$B$125]" office:value-type="percentage" office:value="0.00368550368550369" calcext:value-type="percentage">
            <text:p>0,37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4]/[.$B$125]" office:value-type="percentage" office:value="0.00368550368550369" calcext:value-type="percentage">
            <text:p>0,37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5]/[.$B$125]" office:value-type="percentage" office:value="0.00245700245700246" calcext:value-type="percentage">
            <text:p>0,25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ujaraloz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6]/[.$B$125]" office:value-type="percentage" office:value="0.00245700245700246" calcext:value-type="percentage">
            <text:p>0,25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riñe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7]/[.$B$125]" office:value-type="percentage" office:value="0.00245700245700246" calcext:value-type="percentage">
            <text:p>0,25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ell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8]/[.$B$125]" office:value-type="percentage" office:value="0.00245700245700246" calcext:value-type="percentage">
            <text:p>0,25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Daroc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9]/[.$B$125]" office:value-type="percentage" office:value="0.00245700245700246" calcext:value-type="percentage">
            <text:p>0,25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Gallur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0]/[.$B$125]" office:value-type="percentage" office:value="0.00245700245700246" calcext:value-type="percentage">
            <text:p>0,25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íjar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1]/[.$B$125]" office:value-type="percentage" office:value="0.00245700245700246" calcext:value-type="percentage">
            <text:p>0,25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as de las Mata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2]/[.$B$125]" office:value-type="percentage" office:value="0.00245700245700246" calcext:value-type="percentage">
            <text:p>0,25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ádab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3]/[.$B$125]" office:value-type="percentage" office:value="0.00245700245700246" calcext:value-type="percentage">
            <text:p>0,25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4]/[.$B$125]" office:value-type="percentage" office:value="0.00245700245700246" calcext:value-type="percentage">
            <text:p>0,25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balate de Cinc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25]" office:value-type="percentage" office:value="0.00122850122850123" calcext:value-type="percentage">
            <text:p>0,12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iag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25]" office:value-type="percentage" office:value="0.00122850122850123" calcext:value-type="percentage">
            <text:p>0,12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et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25]" office:value-type="percentage" office:value="0.00122850122850123" calcext:value-type="percentage">
            <text:p>0,12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ed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25]" office:value-type="percentage" office:value="0.00122850122850123" calcext:value-type="percentage">
            <text:p>0,12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ech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25]" office:value-type="percentage" office:value="0.00122850122850123" calcext:value-type="percentage">
            <text:p>0,12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rata de Jaló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0]/[.$B$125]" office:value-type="percentage" office:value="0.00122850122850123" calcext:value-type="percentage">
            <text:p>0,12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biñá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1]/[.$B$125]" office:value-type="percentage" office:value="0.00122850122850123" calcext:value-type="percentage">
            <text:p>0,12 %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amarite de Lite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2]/[.$B$125]" office:value-type="percentage" office:value="0.00122850122850123" calcext:value-type="percentage">
            <text:p>0,12 %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amayo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3]/[.$B$125]" office:value-type="percentage" office:value="0.00122850122850123" calcext:value-type="percentage">
            <text:p>0,12 %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55" calcext:value-type="float">
            <text:p>55</text:p>
          </table:table-cell>
          <table:table-cell table:style-name="ce34" table:formula="of:=[.B124]/[.$B$125]" office:value-type="percentage" office:value="0.0675675675675676" calcext:value-type="percentage">
            <text:p>6,76 %</text:p>
          </table:table-cell>
          <table:table-cell table:style-name="ce40"/>
          <table:table-cell table:number-columns-repeated="6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24])" office:value-type="float" office:value="814" calcext:value-type="float">
            <text:p>814</text:p>
          </table:table-cell>
          <table:table-cell table:number-columns-repeated="8"/>
        </table:table-row>
        <table:table-row table:style-name="ro3" table:number-rows-repeated="1048450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103'.$A$1" table:cell-range-address="$'20201103'.$F$43:.$H$56"/>
        </table:named-expressions>
      </table:table>
      <table:named-expressions/>
      <table:database-ranges>
        <table:database-range table:name="__Anonymous_Sheet_DB__0" table:target-range-address="'20201103'.F43:'20201103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03" style:display-name="PageStyle_202011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04T15:39:35</dc:date>
    <meta:generator>LibreOffice/6.0.7.3$Linux_X86_64 LibreOffice_project/00m0$Build-3</meta:generator>
    <meta:document-statistic meta:table-count="1" meta:cell-count="566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